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tallation serveur lamp</text:p>
      <text:p text:style-name="Standard"/>
      <text:p text:style-name="Standard">apt-get install tasksel</text:p>
      <text:p text:style-name="Standard">tasksel install lamp-server</text:p>
      <text:p text:style-name="Standard"/>
      <text:p text:style-name="Standard"/>
      <text:p text:style-name="Standard">Installation phpMyadmin</text:p>
      <text:p text:style-name="Standard"/>
      <text:p text:style-name="Standard">apt-get install phpmyadmin</text:p>
      <text:p text:style-name="Standard"/>
      <text:p text:style-name="Standard">nano /etc/dbconfig-common/phpmyadmin.conf</text:p>
      <text:p text:style-name="Standard">Ajouter la ligne suivante</text:p>
      <text:p text:style-name="Standard">$cfg['Servers'][$i]['AllowRoot'] = FALSE;</text:p>
      <text:p text:style-name="Standard"/>
      <text:p text:style-name="Standard"/>
      <text:p text:style-name="Standard">Installation phpldapadmin</text:p>
      <text:p text:style-name="Standard">apt-get install phpldapadmin</text:p>
      <text:p text:style-name="Standard"/>
      <text:p text:style-name="Standard">nano /etc/phpldapadmin/config.php</text:p>
      <text:p text:style-name="Standard"/>
      <text:p text:style-name="Standard">$servers-&gt;setValue('server','name','LDAP Univ-Lorraine');<text:line-break/>$servers-&gt;setValue('server','host','rldap-ul.cri.uhp-nancy.fr');<text:line-break/> $servers-&gt;setValue('server','port',636);<text:line-break/>$servers-&gt;setValue('login','auth_type','session');<text:line-break/>$servers-&gt;setValue('login','bind_id','cn=lecteur-applibar-esstin,dc=sys');</text:p>
      <text:p text:style-name="Standard"/>
      <text:p text:style-name="Standard"/>
      <text:p text:style-name="Standard"/>
      <text:p text:style-name="Standard">cd /home/glassfish/glassfish/domains/domain1/config/</text:p>
      <text:p text:style-name="Standard">keytool -list -keystore keystore.jks -storepass OpHbmptESSTIN</text:p>
      <text:p text:style-name="Standard">keytool -delete -alias s1as -keystore keystore.jks -storepass OpHbmptESSTIN</text:p>
      <text:p text:style-name="Standard">keytool -delete -alias glassfish-instance -keystore keystore.jks -storepass OpHbmptESSTIN</text:p>
      <text:p text:style-name="Standard">keytool -keysize 2048 -genkey -alias myAlias -keyalg RSA -dname "CN=nabisoft,O=nabisoft,L=Mannheim,S=Baden-Wuerttemberg,C=Germany" -validity 3650 -keypass OpHbmptESSTIN -storepass OpHbmptESSTIN -keystore keystore.jks</text:p>
      <text:p text:style-name="Standard">keytool -keysize 2048 -genkey -alias s1as -keyalg RSA -dname "CN=nabisoft,O=nabisoft,L=Mannheim,S=Baden-Wuerttemberg,C=Germany" -validity 3650 -keypass OpHbmptESSTIN -storepass OpHbmptESSTIN -keystore keystore.jks</text:p>
      <text:p text:style-name="Standard">keytool -keysize 2048 -genkey -alias glassfish-instance -keyalg RSA -dname "CN=nabisoft,O=nabisoft,L=Mannheim,S=Baden-Wuerttemberg,C=Germany" -validity 3650 -keypass OpHbmptESSTIN -storepass OpHbmptESSTIN -keystore keystore.jks</text:p>
      <text:p text:style-name="Standard">keytool -list -keystore keystore.jks -storepass OpHbmptESSTIN</text:p>
      <text:p text:style-name="Standard"><text:s/></text:p>
      <text:p text:style-name="Standard"/>
      <text:p text:style-name="Standard">keytool -export -alias glassfish-instance -file glassfish-instance.cert -keystore keystore.jks -storepass OpHbmptESSTIN</text:p>
      <text:p text:style-name="Standard">keytool -export -alias s1as -file s1as.cert -keystore keystore.jks -storepass OpHbmptESSTIN</text:p>
      <text:p text:style-name="Standard"><text:s/></text:p>
      <text:p text:style-name="Standard">keytool -delete -alias glassfish-instance -keystore cacerts.jks -storepass OpHbmptESSTIN</text:p>
      <text:p text:style-name="Standard">keytool -delete -alias s1as -keystore cacerts.jks -storepass OpHbmptESSTIN</text:p>
      <text:p text:style-name="Standard"><text:s/></text:p>
      <text:p text:style-name="Standard">keytool -import -alias s1as -file s1as.cert -keystore cacerts.jks -storepass OpHbmptESSTIN</text:p>
      <text:p text:style-name="Standard"><text:soft-page-break/>keytool -import -alias glassfish-instance -file glassfish-instance.cert -keystore cacerts.jks -storepass OpHbmptESSTIN</text:p>
      <text:p text:style-name="Standard"/>
      <text:p text:style-name="Standard">/home/glassfish/bin/asadmin delete-jvm-options -- -client</text:p>
      <text:p text:style-name="Standard">/home/glassfish/bin/asadmin create-jvm-options -- -server</text:p>
      <text:p text:style-name="Standard">/home/glassfish/bin/asadmin delete-jvm-options -- -Xmx512m</text:p>
      <text:p text:style-name="Standard">/home/glassfish/bin/asadmin create-jvm-options -- -Xmx1024m</text:p>
      <text:p text:style-name="Standard">/home/glassfish/bin/asadmin create-jvm-options -- -Xms512m</text:p>
      <text:p text:style-name="Standard"/>
      <text:p text:style-name="Standard"><text:a xlink:type="simple" xlink:href="http://docs.oracle.com/cd/E18930_01/html/821-2416/gfaad.html#gixqw">http://docs.oracle.com/cd/E18930_01/html/821-2416/gfaad.html#gixqw</text:a></text:p>
      <text:p text:style-name="Standard"><text:a xlink:type="simple" xlink:href="http://www.objis.com/formation-java/tutoriel-glassfish-integration-apache-glassfish">http://www.objis.com/formation-java/tutoriel-glassfish-integration-apache-glassfish</text:a></text:p>
      <text:p text:style-name="Standard"><text:a xlink:type="simple" xlink:href="http://www.albeesonline.com/blog/2008/10/14/integrating-glassfish-application-server-with-apache-web-server/">http://www.albeesonline.com/blog/2008/10/14/integrating-glassfish-application-server-with-apache-web-server/</text:a></text:p>
      <text:p text:style-name="Standard"><text:a xlink:type="simple" xlink:href="http://serverfault.com/questions/413789/apache-in-front-of-glassfish-mod-jk-on-https443">http://serverfault.com/questions/413789/apache-in-front-of-glassfish-mod-jk-on-https443</text:a></text:p>
      <text:p text:style-name="Standard"><text:a xlink:type="simple" xlink:href="http://doc.ubuntu-fr.org/tutoriel/comment_coupler_apache_et_tomcat_avec_support_ssl">http://doc.ubuntu-fr.org/tutoriel/comment_coupler_apache_et_tomcat_avec_support_ssl</text:a></text:p>
      <text:p text:style-name="Standard"><text:a xlink:type="simple" xlink:href="http://doc.ubuntu-fr.org/tutoriel/securiser_apache2_avec_ssl">http://doc.ubuntu-fr.org/tutoriel/securiser_apache2_avec_ssl</text:a></text:p>
      <text:p text:style-name="Standard"><text:a xlink:type="simple" xlink:href="http://doc.ubuntu-fr.org/apache2">http://doc.ubuntu-fr.org/apache2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9T11:11:05</meta:creation-date>
    <meta:generator>LibreOffice/3.5$Linux_X86_64 LibreOffice_project/350m1$Build-2</meta:generator>
    <dc:date>2013-03-01T18:22:40</dc:date>
    <meta:editing-duration>P0D</meta:editing-duration>
    <meta:editing-cycles>3</meta:editing-cycles>
    <meta:document-statistic meta:table-count="0" meta:image-count="0" meta:object-count="0" meta:page-count="2" meta:paragraph-count="41" meta:word-count="203" meta:character-count="2992" meta:non-whitespace-character-count="2823"/>
  </office:meta>
</office:document-meta>
</file>